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entium" svg:font-family="Gentium"/>
    <style:font-face style:name="Lohit Hindi1" svg:font-family="'Lohit Hindi'"/>
    <style:font-face style:name="OpenSymbol" svg:font-family="OpenSymbol"/>
    <style:font-face style:name="PMingLiU" svg:font-family="PMingLiU"/>
    <style:font-face style:name="新細明體" svg:font-family="新細明體, PMingLiU"/>
    <style:font-face style:name="AR PL UKai TW" svg:font-family="'AR PL UKai TW'" style:font-adornments="Book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div-head" style:list-style-name=""/>
    <style:style style:name="P2" style:family="paragraph" style:parent-style-name="div-div-head" style:list-style-name=""/>
    <style:style style:name="P3" style:family="paragraph" style:parent-style-name="div-div-div-head" style:list-style-name="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Gentium" svg:font-family="Gentium"/>
    <style:font-face style:name="Lohit Hindi1" svg:font-family="'Lohit Hindi'"/>
    <style:font-face style:name="OpenSymbol" svg:font-family="OpenSymbol"/>
    <style:font-face style:name="PMingLiU" svg:font-family="PMingLiU"/>
    <style:font-face style:name="新細明體" svg:font-family="新細明體, PMingLiU"/>
    <style:font-face style:name="AR PL UKai TW" svg:font-family="'AR PL UKai TW'" style:font-adornments="Book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ntium" fo:font-size="12pt" fo:language="en" fo:country="GB" style:letter-kerning="true" style:font-name-asian="新細明體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AR PL UKai TW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Gentium" style:font-name-asian="PMingLiU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Gentium" fo:font-size="12pt" fo:font-style="italic" style:font-name-asian="PMingLiU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" style:font-name-asian="PMingLiU" style:font-size-asian="12pt" style:font-name-complex="Lohit Hindi1"/>
    </style:style>
    <style:style style:name="head" style:family="paragraph">
      <style:paragraph-properties fo:margin-top="0.621cm" fo:margin-bottom="0.31cm"/>
      <style:text-properties style:font-name-asian="AR PL UKai TW" style:font-size-asian="24pt" style:font-weight-asian="bold"/>
    </style:style>
    <style:style style:name="div-head" style:family="paragraph" style:parent-style-name="head" style:default-outline-level="1" style:list-style-name="" style:master-page-name="">
      <style:paragraph-properties style:page-number="auto" fo:break-before="page"/>
      <style:text-properties style:text-underline-style="solid" style:text-underline-type="double" style:text-underline-width="auto" style:text-underline-color="font-color" style:font-size-asian="18pt"/>
    </style:style>
    <style:style style:name="div-div-head" style:family="paragraph" style:parent-style-name="head" style:default-outline-level="2" style:list-style-name="">
      <style:paragraph-properties fo:margin-left="0.499cm" fo:margin-right="0.499cm" fo:text-indent="0cm" style:auto-text-indent="false"/>
      <style:text-properties style:font-size-asian="16pt"/>
    </style:style>
    <style:style style:name="p" style:family="paragraph" style:parent-style-name="Standard">
      <style:paragraph-properties fo:margin-left="0.801cm" fo:margin-right="0.801cm" fo:text-indent="0cm" style:auto-text-indent="false"/>
      <style:text-properties style:font-size-asian="10.5pt"/>
    </style:style>
    <style:style style:name="div-div-p" style:family="paragraph" style:parent-style-name="p"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div-div-div-head" style:family="paragraph" style:parent-style-name="head" style:default-outline-level="3" style:list-style-name="">
      <style:paragraph-properties fo:margin-left="0.741cm" fo:margin-right="0.741cm" fo:text-indent="0cm" style:auto-text-indent="false"/>
      <style:text-properties style:font-size-asian="14pt"/>
    </style:style>
    <style:style style:name="div-div-div-p" style:family="paragraph" style:parent-style-name="p"/>
    <style:style style:name="byline" style:family="paragraph" style:parent-style-name="Standard">
      <style:paragraph-properties fo:margin-top="0cm" fo:margin-bottom="0.499cm" fo:text-align="center" style:justify-single-word="false"/>
    </style:style>
    <style:style style:name="div-div-div-byline" style:family="paragraph" style:parent-style-name="byline">
      <style:paragraph-properties fo:text-align="center" style:justify-single-word="false"/>
    </style:style>
    <style:style style:name="item" style:family="paragraph" style:parent-style-name="Standard">
      <style:paragraph-properties fo:margin-left="1cm" fo:margin-right="1cm" fo:text-indent="0cm" style:auto-text-indent="false"/>
    </style:style>
    <style:style style:name="div-div-list-item" style:family="paragraph" style:parent-style-name="item" style:list-style-name="List_20_1">
      <style:paragraph-properties fo:margin-left="0.9cm" fo:margin-right="0.9cm" fo:text-indent="-0.4cm" style:auto-text-indent="false">
        <style:tab-stops/>
      </style:paragraph-properties>
      <style:text-properties style:font-size-asian="10.5pt"/>
    </style:style>
    <style:style style:name="div-div-div-div-head" style:family="paragraph" style:parent-style-name="head">
      <style:paragraph-properties fo:margin-left="1cm" fo:margin-right="1cm" fo:text-indent="0cm" style:auto-text-indent="false"/>
      <style:text-properties style:font-size-asian="14pt"/>
    </style:style>
    <style:style style:name="div-div-div-div-p" style:family="paragraph" style:parent-style-name="p"/>
    <style:style style:name="l" style:family="paragraph" style:parent-style-name="Standard"/>
    <style:style style:name="div-div-div-div-lg-l" style:family="paragraph" style:parent-style-name="l"/>
    <style:style style:name="div-byline" style:family="paragraph" style:parent-style-name="byline"/>
    <style:style style:name="div-div-div-list-item" style:family="paragraph" style:parent-style-name="item"/>
    <style:style style:name="div-div-div-div-byline" style:family="paragraph" style:parent-style-name="byline"/>
    <style:style style:name="div-div-div-lg-l" style:family="paragraph" style:parent-style-name="l"/>
    <style:style style:name="placeName" style:family="text">
      <style:text-properties fo:color="#800000" style:font-style-asian="normal" style:font-weight-asian="bold"/>
    </style:style>
    <style:style style:name="persName" style:family="text">
      <style:text-properties fo:color="#008000" style:font-weight-asian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" style:family="text">
      <style:text-properties fo:color="#000080" style:font-weight-asian="bold"/>
    </style:style>
    <style:style style:name="roleName" style:family="text">
      <style:text-properties fo:color="#800080" style:font-weight-asian="bold"/>
    </style:style>
    <style:style style:name="c" style:family="text"/>
    <style:style style:name="seg" style:family="text"/>
    <style:style style:name="test" style:family="text">
      <style:text-properties fo:color="#00800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Wiles</meta:initial-creator>
    <meta:creation-date>2011-01-13T14:58:12</meta:creation-date>
    <dc:date>2011-04-22T11:09:08</dc:date>
    <dc:creator>Simon Wiles</dc:creator>
    <meta:editing-duration>PT00H01M38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0" meta:word-count="0" meta:character-count="0"/>
  </office:meta>
</office:document-meta>
</file>